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653b" officeooo:paragraph-rsid="0012653b" style:font-size-asian="14pt" style:font-size-complex="16pt"/>
    </style:style>
    <style:style style:name="P2" style:family="paragraph" style:parent-style-name="Standard">
      <style:text-properties fo:font-size="16pt" officeooo:rsid="0012653b" officeooo:paragraph-rsid="00162f65" style:font-size-asian="14pt" style:font-size-complex="16pt"/>
    </style:style>
    <style:style style:name="P3" style:family="paragraph" style:parent-style-name="Standard">
      <style:text-properties fo:font-size="16pt" officeooo:rsid="00162f65" officeooo:paragraph-rsid="00162f65" style:font-size-asian="14pt" style:font-size-complex="16pt"/>
    </style:style>
    <style:style style:name="P4" style:family="paragraph" style:parent-style-name="Standard">
      <style:text-properties fo:color="#0000cc" fo:font-size="16pt" officeooo:rsid="0012653b" officeooo:paragraph-rsid="0012653b" style:font-size-asian="14pt" style:font-size-complex="16pt"/>
    </style:style>
    <style:style style:name="P5" style:family="paragraph" style:parent-style-name="Standard">
      <style:text-properties fo:color="#0000cc" fo:font-size="16pt" officeooo:rsid="0012653b" officeooo:paragraph-rsid="00162f65" style:font-size-asian="14pt" style:font-size-complex="16pt"/>
    </style:style>
    <style:style style:name="P6" style:family="paragraph" style:parent-style-name="Standard">
      <style:text-properties fo:color="#0000cc" fo:font-size="16pt" officeooo:rsid="0012653b" officeooo:paragraph-rsid="001632c1" style:font-size-asian="14pt" style:font-size-complex="16pt"/>
    </style:style>
    <style:style style:name="P7" style:family="paragraph" style:parent-style-name="Standard">
      <style:text-properties fo:color="#0000cc" fo:font-size="14pt" officeooo:rsid="0012653b" officeooo:paragraph-rsid="0012653b" style:font-size-asian="14pt" style:font-size-complex="14pt"/>
    </style:style>
    <style:style style:name="P8" style:family="paragraph" style:parent-style-name="Standard">
      <style:text-properties fo:color="#0000cc" fo:font-size="14pt" fo:font-weight="bold" officeooo:rsid="0012653b" officeooo:paragraph-rsid="0012653b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cc" fo:font-size="14pt" fo:font-weight="bold" officeooo:rsid="0012653b" officeooo:paragraph-rsid="00162f65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cc" fo:font-size="14pt" fo:font-weight="bold" officeooo:rsid="0012653b" officeooo:paragraph-rsid="001632c1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9933" fo:font-size="16pt" officeooo:rsid="0012653b" officeooo:paragraph-rsid="0012653b" style:font-size-asian="14pt" style:font-size-complex="16pt"/>
    </style:style>
    <style:style style:name="P12" style:family="paragraph" style:parent-style-name="Standard">
      <style:text-properties fo:color="#009933" fo:font-size="14pt" officeooo:rsid="0012653b" officeooo:paragraph-rsid="0012653b" style:font-size-asian="14pt" style:font-size-complex="14pt"/>
    </style:style>
    <style:style style:name="P13" style:family="paragraph" style:parent-style-name="Standard">
      <style:text-properties fo:color="#009933" fo:font-size="14pt" fo:font-weight="bold" officeooo:rsid="0012653b" officeooo:paragraph-rsid="0012653b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9933" fo:font-size="14pt" fo:font-weight="bold" officeooo:rsid="0012653b" officeooo:paragraph-rsid="00162f65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9933" fo:font-size="14pt" fo:font-weight="bold" officeooo:rsid="0012653b" officeooo:paragraph-rsid="001632c1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9933" fo:font-size="14pt" fo:font-weight="bold" officeooo:rsid="0012653b" officeooo:paragraph-rsid="001a056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officeooo:rsid="0012653b" officeooo:paragraph-rsid="0012653b" style:font-size-asian="14pt" style:font-size-complex="14pt"/>
    </style:style>
    <style:style style:name="P18" style:family="paragraph" style:parent-style-name="Standard">
      <style:text-properties fo:color="#000000" fo:font-size="16pt" officeooo:rsid="00162f65" officeooo:paragraph-rsid="001632c1" style:font-size-asian="16pt" style:font-size-complex="16pt"/>
    </style:style>
    <style:style style:name="P19" style:family="paragraph" style:parent-style-name="Standard">
      <style:text-properties fo:color="#000000" fo:font-size="16pt" officeooo:rsid="0012653b" officeooo:paragraph-rsid="001632c1" style:font-size-asian="14pt" style:font-size-complex="16pt"/>
    </style:style>
    <style:style style:name="P20" style:family="paragraph" style:parent-style-name="Standard">
      <style:text-properties fo:color="#000000" fo:font-size="16pt" officeooo:rsid="0012653b" officeooo:paragraph-rsid="001a056c" style:font-size-asian="14pt" style:font-size-complex="16pt"/>
    </style:style>
    <style:style style:name="P21" style:family="paragraph" style:parent-style-name="Standard">
      <style:text-properties fo:color="#000000" fo:font-size="15pt" officeooo:rsid="001a056c" officeooo:paragraph-rsid="001a056c" style:font-size-asian="13.1000003814697pt" style:font-size-complex="15pt"/>
    </style:style>
    <style:style style:name="P22" style:family="paragraph" style:parent-style-name="Standard">
      <style:text-properties fo:font-size="14pt" officeooo:rsid="00162f65" officeooo:paragraph-rsid="00162f65" style:font-size-asian="14pt" style:font-size-complex="14pt"/>
    </style:style>
    <style:style style:name="P23" style:family="paragraph" style:parent-style-name="Standard">
      <style:text-properties fo:color="#0000cc" fo:font-size="14pt" officeooo:rsid="00162f65" officeooo:paragraph-rsid="00162f65" style:font-size-asian="14pt" style:font-size-complex="14pt"/>
    </style:style>
    <style:style style:name="P24" style:family="paragraph" style:parent-style-name="Standard">
      <style:text-properties fo:color="#0000cc" fo:font-size="14pt" officeooo:rsid="00180cce" officeooo:paragraph-rsid="001632c1" style:font-size-asian="14pt" style:font-size-complex="14pt"/>
    </style:style>
    <style:style style:name="P25" style:family="paragraph" style:parent-style-name="Standard">
      <style:text-properties fo:color="#000000" fo:font-size="14pt" officeooo:rsid="001632c1" officeooo:paragraph-rsid="001632c1" style:font-size-asian="14pt" style:font-size-complex="14pt"/>
    </style:style>
    <style:style style:name="P26" style:family="paragraph" style:parent-style-name="Standard">
      <style:text-properties fo:color="#000000" fo:font-size="14pt" officeooo:rsid="001a056c" officeooo:paragraph-rsid="001a056c" style:font-size-asian="14pt" style:font-size-complex="14pt"/>
    </style:style>
    <style:style style:name="P27" style:family="paragraph" style:parent-style-name="Standard">
      <style:text-properties fo:color="#009933" fo:font-size="14pt" officeooo:rsid="001632c1" officeooo:paragraph-rsid="001632c1" style:font-size-asian="14pt" style:font-size-complex="14pt"/>
    </style:style>
    <style:style style:name="T1" style:family="text">
      <style:text-properties officeooo:rsid="00143f19"/>
    </style:style>
    <style:style style:name="T2" style:family="text">
      <style:text-properties fo:color="#009933"/>
    </style:style>
    <style:style style:name="T3" style:family="text">
      <style:text-properties fo:color="#009933" fo:font-size="14pt" style:font-size-complex="14pt"/>
    </style:style>
    <style:style style:name="T4" style:family="text">
      <style:text-properties fo:color="#009933" fo:font-size="14pt" officeooo:rsid="00162f65" style:font-size-complex="14pt"/>
    </style:style>
    <style:style style:name="T5" style:family="text">
      <style:text-properties fo:color="#009933" fo:font-size="14pt" officeooo:rsid="001632c1" style:font-size-complex="14pt"/>
    </style:style>
    <style:style style:name="T6" style:family="text">
      <style:text-properties fo:color="#009933" fo:font-size="14pt" officeooo:rsid="001a056c" style:font-size-complex="14pt"/>
    </style:style>
    <style:style style:name="T7" style:family="text">
      <style:text-properties fo:color="#009933" fo:font-size="14pt" officeooo:rsid="001ac2bf" style:font-size-complex="14pt"/>
    </style:style>
    <style:style style:name="T8" style:family="text">
      <style:text-properties fo:color="#009933" fo:font-size="14pt" officeooo:rsid="001b067e" style:font-size-complex="14pt"/>
    </style:style>
    <style:style style:name="T9" style:family="text">
      <style:text-properties fo:font-size="14pt" style:font-size-complex="14pt"/>
    </style:style>
    <style:style style:name="T10" style:family="text">
      <style:text-properties fo:font-size="14pt" officeooo:rsid="00162f65" style:font-size-complex="14pt"/>
    </style:style>
    <style:style style:name="T11" style:family="text">
      <style:text-properties fo:font-size="14pt" officeooo:rsid="001632c1" style:font-size-complex="14pt"/>
    </style:style>
    <style:style style:name="T12" style:family="text">
      <style:text-properties fo:font-size="14pt" officeooo:rsid="00180cce" style:font-size-complex="14pt"/>
    </style:style>
    <style:style style:name="T13" style:family="text">
      <style:text-properties fo:font-size="14pt" officeooo:rsid="001a056c" style:font-size-complex="14pt"/>
    </style:style>
    <style:style style:name="T14" style:family="text">
      <style:text-properties fo:font-size="14pt" officeooo:rsid="001c1d2b" style:font-size-complex="14pt"/>
    </style:style>
    <style:style style:name="T15" style:family="text">
      <style:text-properties fo:font-size="14pt" fo:font-weight="bold" style:font-weight-asian="bold" style:font-size-complex="14pt" style:font-weight-complex="bold"/>
    </style:style>
    <style:style style:name="T16" style:family="text">
      <style:text-properties officeooo:rsid="001632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eur de jeu</text:p>
      <text:p text:style-name="P1"/>
      <text:p text:style-name="P1"><text:span text:style-name="T15">Description :</text:span> <text:span text:style-name="T9">Son rôle est de gérer les joueur, ainsi que l'objet d'analyse</text:span></text:p>
      <text:p text:style-name="P17">de résultat.</text:p>
      <text:p text:style-name="P1"/>
      <text:p text:style-name="P13">Attribut<text:span text:style-name="T1">s</text:span> :</text:p>
      <text:p text:style-name="P11"><text:tab/><text:span text:style-name="T9">joueur | array and object in array</text:span></text:p>
      <text:p text:style-name="P12"><text:tab/>Dé | array and array in object</text:p>
      <text:p text:style-name="P12"><text:tab/>QuiJoue | Int</text:p>
      <text:p text:style-name="P12"><text:tab/>Nb_Tour | int</text:p>
      <text:p text:style-name="P17"><text:span text:style-name="T2"><text:tab/>Tour_Max | 10</text:span> </text:p>
      <text:p text:style-name="P1"/>
      <text:p text:style-name="P1"/>
      <text:p text:style-name="P8">Methode :</text:p>
      <text:p text:style-name="P4"><text:tab/><text:span text:style-name="T9">Créer Joueur ()</text:span></text:p>
      <text:p text:style-name="P7"><text:tab/>LancerDé()</text:p>
      <text:p text:style-name="P7"><text:tab/>ValiderDé()</text:p>
      <text:p text:style-name="P7"><text:tab/>Reset_Parti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ancer :</text:p>
      <text:p text:style-name="P3"/>
      <text:p text:style-name="P2"><text:span text:style-name="T15">Description :</text:span> <text:span text:style-name="T10">Sert à gérer les lancés de dé et à retourner le résultat.</text:span></text:p>
      <text:p text:style-name="P22"/>
      <text:p text:style-name="P14">Attribut<text:span text:style-name="T1">s</text:span> :</text:p>
      <text:p text:style-name="P2"><text:span text:style-name="T2"><text:tab/></text:span><text:span text:style-name="T4">nb_dé | int</text:span></text:p>
      <text:p text:style-name="P2"><text:span text:style-name="T4"><text:tab/></text:span><text:span text:style-name="T10"> </text:span></text:p>
      <text:p text:style-name="P9">Methode :</text:p>
      <text:p text:style-name="P5"><text:tab/><text:span text:style-name="T10">LancerDes() : retourne une variable tableau avec le résultat pour chaque dé <text:tab/><text:tab/><text:tab/><text:tab/> <text:s text:c="2"/>lancé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<text:span text:style-name="T16">Verif_results</text:span> :</text:p>
      <text:p text:style-name="P18"/>
      <text:p text:style-name="P19"><text:span text:style-name="T15">Description :</text:span> <text:span text:style-name="T10">Sert à </text:span><text:span text:style-name="T11">récupérer les résultats du lancer pour les traiter et retourner le type de résultat.</text:span></text:p>
      <text:p text:style-name="P25"/>
      <text:p text:style-name="P15">Attribut<text:span text:style-name="T1">s</text:span> :</text:p>
      <text:p text:style-name="P19"><text:span text:style-name="T5"><text:tab/></text:span><text:span text:style-name="T3">Dé | array and array in object</text:span></text:p>
      <text:p text:style-name="P19"><text:span text:style-name="T3"><text:tab/></text:span><text:span text:style-name="T7">Type | array</text:span></text:p>
      <text:p text:style-name="P27"><text:tab/></text:p>
      <text:p text:style-name="P10">Methode :</text:p>
      <text:p text:style-name="P6"><text:span text:style-name="T5"><text:tab/></text:span><text:span text:style-name="T11">Check_result () : </text:span><text:span text:style-name="T12">retourne le type de résultat en parcourant et comparant les résultats des dés entre eux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oft-page-break/>View :</text:p>
      <text:p text:style-name="P21"/>
      <text:p text:style-name="P20"><text:span text:style-name="T15">Description :</text:span> <text:span text:style-name="T10">Sert à </text:span><text:span text:style-name="T13">l’affichage du tableau </text:span><text:span text:style-name="T14">et des joueurs.</text:span></text:p>
      <text:p text:style-name="P26"/>
      <text:p text:style-name="P16">Attribut<text:span text:style-name="T1">s</text:span> :</text:p>
      <text:p text:style-name="P20"><text:span text:style-name="T5"><text:tab/></text:span><text:span text:style-name="T6">Dé | array and array in object</text:span></text:p>
      <text:p text:style-name="P20"><text:span text:style-name="T6"><text:tab/></text:span><text:span text:style-name="T8">Type | arr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6-11-14T14:32:48.136921824</meta:creation-date>
    <dc:date>2016-11-17T16:34:32.428566840</dc:date>
    <meta:editing-duration>PT23M2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4" meta:paragraph-count="34" meta:word-count="163" meta:character-count="903" meta:non-whitespace-character-count="745"/>
  </office:meta>
</office:document-meta>
</file>